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Efficient Synchronization of Linux Memory Regions over a Network: A Comparative Study and Implementation (Notes)</text:p>
      <text:p text:style-name="Subtitle">A user-friendly approach to application-agnostic state synchronization</text:p>
      <text:p text:style-name="Author">Felicitas Pojtinger (Stuttgart Media University)</text:p>
      <text:p text:style-name="Date">2023-08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Abstract: A comparative analysis and implementation of various methods for synchronizing Linux memory options over a network</text:p>
        </text:list-item>
        <text:list-item>
          <text:p text:style-name="P1">Introduction</text:p>
          <text:list text:style-name="L2">
            <text:list-item>
              <text:p text:style-name="P2">Examining Linux’s memory management and relevant APIs</text:p>
            </text:list-item>
            <text:list-item>
              <text:p text:style-name="P2">Use cases for memory region synchronization</text:p>
            </text:list-item>
          </text:list>
        </text:list-item>
        <text:list-item>
          <text:p text:style-name="P1">Option 1: Handling page faults in userspace with <text:span text:style-name="Source_Text">userfaultfd</text:span></text:p>
          <text:list text:style-name="L3">
            <text:list-item>
              <text:p text:style-name="P3">Introduction to userfaultfd</text:p>
            </text:list-item>
            <text:list-item>
              <text:p text:style-name="P3">Implementing userfaultfd handlers and registration in Go</text:p>
            </text:list-item>
            <text:list-item>
              <text:p text:style-name="P3">Transferring sockets between processes</text:p>
            </text:list-item>
            <text:list-item>
              <text:p text:style-name="P3">Examples of handler and registration interfaces (byte slice, file, S3 object)</text:p>
            </text:list-item>
            <text:list-item>
              <text:p text:style-name="P3">Performance assessment of this approach</text:p>
            </text:list-item>
          </text:list>
        </text:list-item>
        <text:list-item>
          <text:p text:style-name="P1">Option 2: Utilizing <text:span text:style-name="Source_Text">mmap</text:span> for change notifications</text:p>
          <text:list text:style-name="L4">
            <text:list-item>
              <text:p text:style-name="P4">Concept: <text:span text:style-name="Source_Text">mmap</text:span> a memory region with MMAP_SHARED to track changes in a file</text:p>
            </text:list-item>
            <text:list-item>
              <text:p text:style-name="P4">Method 1 for detecting file changes: inotify</text:p>
            </text:list-item>
            <text:list-item>
              <text:p text:style-name="P4">Limitations: <text:span text:style-name="Source_Text">mmap</text:span> does not generate WRITE events</text:p>
            </text:list-item>
          </text:list>
        </text:list-item>
        <text:list-item>
          <text:p text:style-name="P1">Option 3: Hash-based change detection</text:p>
          <text:list text:style-name="L5">
            <text:list-item>
              <text:p text:style-name="P5">Comparing hashes of local and remote <text:span text:style-name="Source_Text">mmap</text:span>ed regions</text:p>
            </text:list-item>
            <text:list-item>
              <text:p text:style-name="P5">Evaluation of hashing algorithms</text:p>
            </text:list-item>
            <text:list-item>
              <text:p text:style-name="P5">Introduction to delta synchronization (e.g., rsync)</text:p>
            </text:list-item>
            <text:list-item>
              <text:p text:style-name="P5">Custom protocol for delta synchronization</text:p>
            </text:list-item>
            <text:list-item>
              <text:p text:style-name="P5">Multiplexing synchronization streams</text:p>
            </text:list-item>
            <text:list-item>
              <text:p text:style-name="P5">The function of <text:span text:style-name="Source_Text">msync</text:span></text:p>
            </text:list-item>
            <text:list-item>
              <text:p text:style-name="P5">Performance assessment of this approach</text:p>
            </text:list-item>
          </text:list>
        </text:list-item>
        <text:list-item>
          <text:p text:style-name="P1">Option 4: Detecting changes with a custom filesystem implementation</text:p>
          <text:list text:style-name="L6">
            <text:list-item>
              <text:p text:style-name="P6">Intercepting writes to the <text:span text:style-name="Source_Text">mmap</text:span>ed region using a custom filesystem</text:p>
            </text:list-item>
            <text:list-item>
              <text:p text:style-name="P6">Exploring methods for creating a new, custom Linux filesystem</text:p>
              <text:list text:style-name="L7">
                <text:list-item>
                  <text:p text:style-name="P7">In the kernel</text:p>
                </text:list-item>
                <text:list-item>
                  <text:p text:style-name="P7">NBD</text:p>
                </text:list-item>
                <text:list-item>
                  <text:p text:style-name="P7">CUSE</text:p>
                </text:list-item>
                <text:list-item>
                  <text:p text:style-name="P7">BUSE</text:p>
                </text:list-item>
                <text:list-item>
                  <text:p text:style-name="P7">FUSE</text:p>
                </text:list-item>
                <text:list-item>
                  <text:p text:style-name="P7">Upcoming options (ublk, etc.)</text:p>
                </text:list-item>
              </text:list>
            </text:list-item>
            <text:list-item>
              <text:p text:style-name="P6">Detailed analysis of the NBD protocol (client &amp; server)</text:p>
            </text:list-item>
            <text:list-item>
              <text:p text:style-name="P6">Implementing the client and server in Go based on the protocol</text:p>
            </text:list-item>
            <text:list-item>
              <text:p text:style-name="P6">Server backend interface and example implementations</text:p>
            </text:list-item>
            <text:list-item>
              <text:p text:style-name="P6">Asynchronous writeback protocol and caching mechanism</text:p>
            </text:list-item>
            <text:list-item>
              <text:p text:style-name="P6">Performance assessment of this approach</text:p>
            </text:list-item>
          </text:list>
        </text:list-item>
        <text:list-item>
          <text:p text:style-name="P1">Summary:</text:p>
          <text:list text:style-name="L8">
            <text:list-item>
              <text:p text:style-name="P8">Comparing options in terms of ease of implementation, CPU load, and network traffic</text:p>
            </text:list-item>
            <text:list-item>
              <text:p text:style-name="P8">Identifying the optimal solution for specific use cases: data change frequency, kernel/OS compatibility, etc.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Efficient Synchronization of Linux Memory Regions over a Network: A Comparative Study and Implementation (Notes)</dc:title>
    <dc:description/>
    <dc:subject>Efficient Synchronization of Linux Memory Regions over a Network: A Comparative Study and Implementation (Notes)</dc:subject>
    <meta:keyword>linux memory management, userfaultfd, mmap, inotify, hash-based change detection, delta synchronization, msync, custom filesystem, nbd protocol, performance evaluation</meta:keyword>
    <dc:language>en-US</dc:language>
    <meta:initial-creator>Felicitas Pojtinger (Stuttgart Media University)</meta:initial-creator>
    <dc:creator>Felicitas Pojtinger (Stuttgart Media University)</dc:creator>
    <meta:creation-date>2023-06-11T00:28:28Z</meta:creation-date>
    <dc:date>2023-06-11T00:28:28Z</dc:date>
    <meta:user-defined meta:name="date" meta:value-type="string">2023-08-04</meta:user-defined>
    <meta:user-defined meta:name="linkcolor" meta:value-type="string">blue</meta:user-defined>
    <meta:user-defined meta:name="subtitle" meta:value-type="string">A user-friendly approach to application-agnostic state synchronization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